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Xml2SAXParser.KXml2SAXParser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Xml2SAXParser.parseXML( KXml2SAXHandler handl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